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WenQuanYi Micro Hei" fo:font-size="12pt" fo:font-weight="bold" officeooo:paragraph-rsid="003b279a" style:font-name-asian="WenQuanYi Micro Hei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WenQuanYi Micro Hei" fo:font-size="12pt" fo:font-weight="bold" officeooo:paragraph-rsid="003ba9ec" style:font-name-asian="WenQuanYi Micro Hei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WenQuanYi Micro Hei" fo:font-size="12pt" fo:font-weight="bold" officeooo:paragraph-rsid="004b1f33" style:font-name-asian="WenQuanYi Micro Hei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WenQuanYi Micro Hei" fo:font-size="12pt" fo:font-weight="bold" officeooo:paragraph-rsid="006e5ff9" style:font-name-asian="WenQuanYi Micro Hei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WenQuanYi Micro Hei" fo:font-size="12pt" fo:font-weight="bold" officeooo:paragraph-rsid="0098f8d0" style:font-name-asian="WenQuanYi Micro Hei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WenQuanYi Micro Hei" fo:font-size="12pt" fo:font-weight="bold" officeooo:paragraph-rsid="005d4a94" style:font-name-asian="WenQuanYi Micro Hei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WenQuanYi Micro Hei" fo:font-size="12pt" fo:font-weight="bold" officeooo:paragraph-rsid="00745ca4" style:font-name-asian="WenQuanYi Micro Hei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WenQuanYi Micro Hei" fo:font-size="12pt" fo:font-weight="bold" officeooo:paragraph-rsid="011699a3" style:font-name-asian="WenQuanYi Micro Hei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WenQuanYi Micro Hei" fo:font-size="12pt" fo:font-weight="bold" officeooo:rsid="012b6ff8" officeooo:paragraph-rsid="012b6ff8" style:font-name-asian="WenQuanYi Micro Hei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WenQuanYi Micro Hei" fo:font-size="12pt" fo:font-weight="bold" officeooo:rsid="012b6ff8" officeooo:paragraph-rsid="014ef40a" style:font-name-asian="WenQuanYi Micro Hei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3575b5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3ba9ec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4b1f33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5d4a94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60f75e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62ee1a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66323f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684a3d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69420d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6b197e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paragraph-rsid="0070b255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paragraph-rsid="00733043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742d9d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745ca4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752d88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77ed09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paragraph-rsid="008ab4c4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paragraph-rsid="009b0c38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9c94aa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officeooo:paragraph-rsid="00a2d94e" style:font-name-asian="WenQuanYi Micro Hei" style:font-size-asian="12pt" style:font-size-complex="12pt"/>
    </style:style>
    <style:style style:name="P33" style:family="paragraph" style:parent-style-name="Standard">
      <style:text-properties style:font-name="WenQuanYi Micro Hei" fo:font-size="12pt" officeooo:paragraph-rsid="00afe2d3" style:font-name-asian="WenQuanYi Micro Hei" style:font-size-asian="12pt" style:font-size-complex="12pt"/>
    </style:style>
    <style:style style:name="P34" style:family="paragraph" style:parent-style-name="Standard">
      <style:text-properties style:font-name="WenQuanYi Micro Hei" fo:font-size="12pt" officeooo:paragraph-rsid="00b4e4fb" style:font-name-asian="WenQuanYi Micro Hei" style:font-size-asian="12pt" style:font-size-complex="12pt"/>
    </style:style>
    <style:style style:name="P35" style:family="paragraph" style:parent-style-name="Standard">
      <style:text-properties style:font-name="WenQuanYi Micro Hei" fo:font-size="12pt" officeooo:paragraph-rsid="00b501c8" style:font-name-asian="WenQuanYi Micro Hei" style:font-size-asian="12pt" style:font-size-complex="12pt"/>
    </style:style>
    <style:style style:name="P36" style:family="paragraph" style:parent-style-name="Standard">
      <style:text-properties style:font-name="WenQuanYi Micro Hei" fo:font-size="12pt" officeooo:paragraph-rsid="00b79db1" style:font-name-asian="WenQuanYi Micro Hei" style:font-size-asian="12pt" style:font-size-complex="12pt"/>
    </style:style>
    <style:style style:name="P37" style:family="paragraph" style:parent-style-name="Standard">
      <style:text-properties style:font-name="WenQuanYi Micro Hei" fo:font-size="12pt" officeooo:paragraph-rsid="00bad140" style:font-name-asian="WenQuanYi Micro Hei" style:font-size-asian="12pt" style:font-size-complex="12pt"/>
    </style:style>
    <style:style style:name="P38" style:family="paragraph" style:parent-style-name="Standard">
      <style:text-properties style:font-name="WenQuanYi Micro Hei" fo:font-size="12pt" officeooo:paragraph-rsid="00c0f045" style:font-name-asian="WenQuanYi Micro Hei" style:font-size-asian="12pt" style:font-size-complex="12pt"/>
    </style:style>
    <style:style style:name="P39" style:family="paragraph" style:parent-style-name="Standard">
      <style:text-properties style:font-name="WenQuanYi Micro Hei" fo:font-size="12pt" officeooo:paragraph-rsid="00c5096b" style:font-name-asian="WenQuanYi Micro Hei" style:font-size-asian="12pt" style:font-size-complex="12pt"/>
    </style:style>
    <style:style style:name="P40" style:family="paragraph" style:parent-style-name="Standard">
      <style:text-properties style:font-name="WenQuanYi Micro Hei" fo:font-size="12pt" officeooo:paragraph-rsid="00c95ce7" style:font-name-asian="WenQuanYi Micro Hei" style:font-size-asian="12pt" style:font-size-complex="12pt"/>
    </style:style>
    <style:style style:name="P41" style:family="paragraph" style:parent-style-name="Standard">
      <style:text-properties style:font-name="WenQuanYi Micro Hei" fo:font-size="12pt" officeooo:paragraph-rsid="00cc7192" style:font-name-asian="WenQuanYi Micro Hei" style:font-size-asian="12pt" style:font-size-complex="12pt"/>
    </style:style>
    <style:style style:name="P42" style:family="paragraph" style:parent-style-name="Standard">
      <style:text-properties style:font-name="WenQuanYi Micro Hei" fo:font-size="12pt" officeooo:paragraph-rsid="00cc96d1" style:font-name-asian="WenQuanYi Micro Hei" style:font-size-asian="12pt" style:font-size-complex="12pt"/>
    </style:style>
    <style:style style:name="P43" style:family="paragraph" style:parent-style-name="Standard">
      <style:text-properties style:font-name="WenQuanYi Micro Hei" fo:font-size="12pt" officeooo:paragraph-rsid="00d01473" style:font-name-asian="WenQuanYi Micro Hei" style:font-size-asian="12pt" style:font-size-complex="12pt"/>
    </style:style>
    <style:style style:name="P44" style:family="paragraph" style:parent-style-name="Standard">
      <style:text-properties style:font-name="WenQuanYi Micro Hei" fo:font-size="12pt" officeooo:paragraph-rsid="00d47a62" style:font-name-asian="WenQuanYi Micro Hei" style:font-size-asian="12pt" style:font-size-complex="12pt"/>
    </style:style>
    <style:style style:name="P45" style:family="paragraph" style:parent-style-name="Standard">
      <style:text-properties style:font-name="WenQuanYi Micro Hei" fo:font-size="12pt" officeooo:paragraph-rsid="00d4d771" style:font-name-asian="WenQuanYi Micro Hei" style:font-size-asian="12pt" style:font-size-complex="12pt"/>
    </style:style>
    <style:style style:name="P46" style:family="paragraph" style:parent-style-name="Standard">
      <style:text-properties style:font-name="WenQuanYi Micro Hei" fo:font-size="12pt" officeooo:paragraph-rsid="00d51cb8" style:font-name-asian="WenQuanYi Micro Hei" style:font-size-asian="12pt" style:font-size-complex="12pt"/>
    </style:style>
    <style:style style:name="P47" style:family="paragraph" style:parent-style-name="Standard">
      <style:text-properties style:font-name="WenQuanYi Micro Hei" fo:font-size="12pt" officeooo:paragraph-rsid="00d83858" style:font-name-asian="WenQuanYi Micro Hei" style:font-size-asian="12pt" style:font-size-complex="12pt"/>
    </style:style>
    <style:style style:name="P48" style:family="paragraph" style:parent-style-name="Standard">
      <style:text-properties style:font-name="WenQuanYi Micro Hei" fo:font-size="12pt" officeooo:paragraph-rsid="00d9c6a7" style:font-name-asian="WenQuanYi Micro Hei" style:font-size-asian="12pt" style:font-size-complex="12pt"/>
    </style:style>
    <style:style style:name="P49" style:family="paragraph" style:parent-style-name="Standard">
      <style:text-properties style:font-name="WenQuanYi Micro Hei" fo:font-size="12pt" officeooo:paragraph-rsid="00e1abaf" style:font-name-asian="WenQuanYi Micro Hei" style:font-size-asian="12pt" style:font-size-complex="12pt"/>
    </style:style>
    <style:style style:name="P50" style:family="paragraph" style:parent-style-name="Standard">
      <style:text-properties style:font-name="WenQuanYi Micro Hei" fo:font-size="12pt" officeooo:paragraph-rsid="00f67d50" style:font-name-asian="WenQuanYi Micro Hei" style:font-size-asian="12pt" style:font-size-complex="12pt"/>
    </style:style>
    <style:style style:name="P51" style:family="paragraph" style:parent-style-name="Standard">
      <style:text-properties style:font-name="WenQuanYi Micro Hei" fo:font-size="12pt" officeooo:paragraph-rsid="00f87e5d" style:font-name-asian="WenQuanYi Micro Hei" style:font-size-asian="12pt" style:font-size-complex="12pt"/>
    </style:style>
    <style:style style:name="P52" style:family="paragraph" style:parent-style-name="Standard">
      <style:text-properties style:font-name="WenQuanYi Micro Hei" fo:font-size="12pt" officeooo:paragraph-rsid="0105ef31" style:font-name-asian="WenQuanYi Micro Hei" style:font-size-asian="12pt" style:font-size-complex="12pt"/>
    </style:style>
    <style:style style:name="P53" style:family="paragraph" style:parent-style-name="Standard">
      <style:text-properties style:font-name="WenQuanYi Micro Hei" fo:font-size="12pt" officeooo:paragraph-rsid="010bde0c" style:font-name-asian="WenQuanYi Micro Hei" style:font-size-asian="12pt" style:font-size-complex="12pt"/>
    </style:style>
    <style:style style:name="P54" style:family="paragraph" style:parent-style-name="Standard">
      <style:text-properties style:font-name="WenQuanYi Micro Hei" fo:font-size="12pt" officeooo:paragraph-rsid="0113407b" style:font-name-asian="WenQuanYi Micro Hei" style:font-size-asian="12pt" style:font-size-complex="12pt"/>
    </style:style>
    <style:style style:name="P55" style:family="paragraph" style:parent-style-name="Standard">
      <style:text-properties style:font-name="WenQuanYi Micro Hei" fo:font-size="12pt" officeooo:paragraph-rsid="01193c7a" style:font-name-asian="WenQuanYi Micro Hei" style:font-size-asian="12pt" style:font-size-complex="12pt"/>
    </style:style>
    <style:style style:name="P56" style:family="paragraph" style:parent-style-name="Standard">
      <style:text-properties style:font-name="WenQuanYi Micro Hei" fo:font-size="12pt" officeooo:paragraph-rsid="011a5891" style:font-name-asian="WenQuanYi Micro Hei" style:font-size-asian="12pt" style:font-size-complex="12pt"/>
    </style:style>
    <style:style style:name="P57" style:family="paragraph" style:parent-style-name="Standard">
      <style:text-properties style:font-name="WenQuanYi Micro Hei" fo:font-size="12pt" officeooo:rsid="003ba9ec" officeooo:paragraph-rsid="003ba9ec" style:font-name-asian="WenQuanYi Micro Hei" style:font-size-asian="12pt" style:font-size-complex="12pt"/>
    </style:style>
    <style:style style:name="P58" style:family="paragraph" style:parent-style-name="Standard">
      <style:text-properties style:font-name="WenQuanYi Micro Hei" fo:font-size="12pt" officeooo:rsid="003ba9ec" officeooo:paragraph-rsid="0194747f" style:font-name-asian="WenQuanYi Micro Hei" style:font-size-asian="12pt" style:font-size-complex="12pt"/>
    </style:style>
    <style:style style:name="P59" style:family="paragraph" style:parent-style-name="Standard">
      <style:text-properties style:font-name="WenQuanYi Micro Hei" fo:font-size="12pt" officeooo:rsid="003ba9ec" officeooo:paragraph-rsid="01a25161" style:font-name-asian="WenQuanYi Micro Hei" style:font-size-asian="12pt" style:font-size-complex="12pt"/>
    </style:style>
    <style:style style:name="P60" style:family="paragraph" style:parent-style-name="Standard">
      <style:text-properties style:font-name="WenQuanYi Micro Hei" fo:font-size="12pt" officeooo:rsid="004b1f33" officeooo:paragraph-rsid="004b1f33" style:font-name-asian="WenQuanYi Micro Hei" style:font-size-asian="12pt" style:font-size-complex="12pt"/>
    </style:style>
    <style:style style:name="P61" style:family="paragraph" style:parent-style-name="Standard">
      <style:text-properties style:font-name="WenQuanYi Micro Hei" fo:font-size="12pt" officeooo:rsid="004b1f33" officeooo:paragraph-rsid="00b4e4fb" style:font-name-asian="WenQuanYi Micro Hei" style:font-size-asian="12pt" style:font-size-complex="12pt"/>
    </style:style>
    <style:style style:name="P62" style:family="paragraph" style:parent-style-name="Standard">
      <style:text-properties style:font-name="WenQuanYi Micro Hei" fo:font-size="12pt" officeooo:rsid="0065dd65" officeooo:paragraph-rsid="0062ee1a" style:font-name-asian="WenQuanYi Micro Hei" style:font-size-asian="12pt" style:font-size-complex="12pt"/>
    </style:style>
    <style:style style:name="P63" style:family="paragraph" style:parent-style-name="Standard">
      <style:text-properties style:font-name="WenQuanYi Micro Hei" fo:font-size="12pt" officeooo:rsid="009ac2f5" officeooo:paragraph-rsid="009ac2f5" style:font-name-asian="WenQuanYi Micro Hei" style:font-size-asian="12pt" style:font-size-complex="12pt"/>
    </style:style>
    <style:style style:name="P64" style:family="paragraph" style:parent-style-name="Standard">
      <style:text-properties style:font-name="WenQuanYi Micro Hei" fo:font-size="12pt" officeooo:rsid="00e72c0a" officeooo:paragraph-rsid="00e72c0a" style:font-name-asian="WenQuanYi Micro Hei" style:font-size-asian="12pt" style:font-size-complex="12pt"/>
    </style:style>
    <style:style style:name="P65" style:family="paragraph" style:parent-style-name="Standard">
      <style:text-properties style:font-name="WenQuanYi Micro Hei" fo:font-size="12pt" officeooo:rsid="00e72c0a" officeooo:paragraph-rsid="00ea40f3" style:font-name-asian="WenQuanYi Micro Hei" style:font-size-asian="12pt" style:font-size-complex="12pt"/>
    </style:style>
    <style:style style:name="P66" style:family="paragraph" style:parent-style-name="Standard">
      <style:text-properties style:font-name="WenQuanYi Micro Hei" fo:font-size="12pt" officeooo:rsid="00f16adb" officeooo:paragraph-rsid="00f16adb" style:font-name-asian="WenQuanYi Micro Hei" style:font-size-asian="12pt" style:font-size-complex="12pt"/>
    </style:style>
    <style:style style:name="P67" style:family="paragraph" style:parent-style-name="Standard">
      <style:text-properties style:font-name="WenQuanYi Micro Hei" fo:font-size="12pt" officeooo:rsid="01102e8a" officeooo:paragraph-rsid="01102e8a" style:font-name-asian="WenQuanYi Micro Hei" style:font-size-asian="12pt" style:font-size-complex="12pt"/>
    </style:style>
    <style:style style:name="P68" style:family="paragraph" style:parent-style-name="Standard">
      <style:text-properties style:font-name="WenQuanYi Micro Hei" fo:font-size="12pt" officeooo:rsid="01102e8a" officeooo:paragraph-rsid="0114c31f" style:font-name-asian="WenQuanYi Micro Hei" style:font-size-asian="12pt" style:font-size-complex="12pt"/>
    </style:style>
    <style:style style:name="P69" style:family="paragraph" style:parent-style-name="Standard">
      <style:text-properties style:font-name="WenQuanYi Micro Hei" fo:font-size="12pt" officeooo:rsid="01102e8a" officeooo:paragraph-rsid="01655f66" style:font-name-asian="WenQuanYi Micro Hei" style:font-size-asian="12pt" style:font-size-complex="12pt"/>
    </style:style>
    <style:style style:name="P70" style:family="paragraph" style:parent-style-name="Standard">
      <style:text-properties style:font-name="WenQuanYi Micro Hei" fo:font-size="12pt" officeooo:rsid="012b6ff8" officeooo:paragraph-rsid="012b6ff8" style:font-name-asian="WenQuanYi Micro Hei" style:font-size-asian="12pt" style:font-size-complex="12pt"/>
    </style:style>
    <style:style style:name="P71" style:family="paragraph" style:parent-style-name="Standard">
      <style:text-properties style:font-name="WenQuanYi Micro Hei" fo:font-size="12pt" officeooo:rsid="012b6ff8" officeooo:paragraph-rsid="0135a0f8" style:font-name-asian="WenQuanYi Micro Hei" style:font-size-asian="12pt" style:font-size-complex="12pt"/>
    </style:style>
    <style:style style:name="P72" style:family="paragraph" style:parent-style-name="Standard">
      <style:text-properties style:font-name="WenQuanYi Micro Hei" fo:font-size="12pt" officeooo:rsid="012b6ff8" officeooo:paragraph-rsid="01366428" style:font-name-asian="WenQuanYi Micro Hei" style:font-size-asian="12pt" style:font-size-complex="12pt"/>
    </style:style>
    <style:style style:name="P73" style:family="paragraph" style:parent-style-name="Standard">
      <style:text-properties style:font-name="WenQuanYi Micro Hei" fo:font-size="12pt" officeooo:rsid="012b6ff8" officeooo:paragraph-rsid="0137fe6d" style:font-name-asian="WenQuanYi Micro Hei" style:font-size-asian="12pt" style:font-size-complex="12pt"/>
    </style:style>
    <style:style style:name="P74" style:family="paragraph" style:parent-style-name="Standard">
      <style:text-properties style:font-name="WenQuanYi Micro Hei" fo:font-size="12pt" officeooo:rsid="012b6ff8" officeooo:paragraph-rsid="013af060" style:font-name-asian="WenQuanYi Micro Hei" style:font-size-asian="12pt" style:font-size-complex="12pt"/>
    </style:style>
    <style:style style:name="P75" style:family="paragraph" style:parent-style-name="Standard">
      <style:text-properties style:font-name="WenQuanYi Micro Hei" fo:font-size="12pt" officeooo:rsid="012b6ff8" officeooo:paragraph-rsid="013dcc36" style:font-name-asian="WenQuanYi Micro Hei" style:font-size-asian="12pt" style:font-size-complex="12pt"/>
    </style:style>
    <style:style style:name="P76" style:family="paragraph" style:parent-style-name="Standard">
      <style:text-properties style:font-name="WenQuanYi Micro Hei" fo:font-size="12pt" officeooo:rsid="012b6ff8" officeooo:paragraph-rsid="0140a317" style:font-name-asian="WenQuanYi Micro Hei" style:font-size-asian="12pt" style:font-size-complex="12pt"/>
    </style:style>
    <style:style style:name="P77" style:family="paragraph" style:parent-style-name="Standard">
      <style:text-properties style:font-name="WenQuanYi Micro Hei" fo:font-size="12pt" officeooo:rsid="012b6ff8" officeooo:paragraph-rsid="01442733" style:font-name-asian="WenQuanYi Micro Hei" style:font-size-asian="12pt" style:font-size-complex="12pt"/>
    </style:style>
    <style:style style:name="P78" style:family="paragraph" style:parent-style-name="Standard">
      <style:text-properties style:font-name="WenQuanYi Micro Hei" fo:font-size="12pt" officeooo:rsid="012b6ff8" officeooo:paragraph-rsid="0147e32f" style:font-name-asian="WenQuanYi Micro Hei" style:font-size-asian="12pt" style:font-size-complex="12pt"/>
    </style:style>
    <style:style style:name="P79" style:family="paragraph" style:parent-style-name="Standard">
      <style:text-properties style:font-name="WenQuanYi Micro Hei" fo:font-size="12pt" officeooo:rsid="012b6ff8" officeooo:paragraph-rsid="01655f66" style:font-name-asian="WenQuanYi Micro Hei" style:font-size-asian="12pt" style:font-size-complex="12pt"/>
    </style:style>
    <style:style style:name="P80" style:family="paragraph" style:parent-style-name="Standard">
      <style:text-properties style:font-name="WenQuanYi Micro Hei" fo:font-size="12pt" officeooo:rsid="012b6ff8" officeooo:paragraph-rsid="01669c95" style:font-name-asian="WenQuanYi Micro Hei" style:font-size-asian="12pt" style:font-size-complex="12pt"/>
    </style:style>
    <style:style style:name="P81" style:family="paragraph" style:parent-style-name="Standard">
      <style:text-properties style:font-name="WenQuanYi Micro Hei" fo:font-size="12pt" officeooo:rsid="012b6ff8" officeooo:paragraph-rsid="0167284c" style:font-name-asian="WenQuanYi Micro Hei" style:font-size-asian="12pt" style:font-size-complex="12pt"/>
    </style:style>
    <style:style style:name="P82" style:family="paragraph" style:parent-style-name="Standard">
      <style:text-properties style:font-name="WenQuanYi Micro Hei" fo:font-size="12pt" officeooo:rsid="012b6ff8" officeooo:paragraph-rsid="016e5e0a" style:font-name-asian="WenQuanYi Micro Hei" style:font-size-asian="12pt" style:font-size-complex="12pt"/>
    </style:style>
    <style:style style:name="P83" style:family="paragraph" style:parent-style-name="Standard">
      <style:text-properties style:font-name="WenQuanYi Micro Hei" fo:font-size="12pt" officeooo:rsid="012b6ff8" officeooo:paragraph-rsid="016f46cb" style:font-name-asian="WenQuanYi Micro Hei" style:font-size-asian="12pt" style:font-size-complex="12pt"/>
    </style:style>
    <style:style style:name="P84" style:family="paragraph" style:parent-style-name="Standard">
      <style:text-properties style:font-name="WenQuanYi Micro Hei" fo:font-size="12pt" officeooo:rsid="012b6ff8" officeooo:paragraph-rsid="0172bdfc" style:font-name-asian="WenQuanYi Micro Hei" style:font-size-asian="12pt" style:font-size-complex="12pt"/>
    </style:style>
    <style:style style:name="P85" style:family="paragraph" style:parent-style-name="Standard">
      <style:text-properties style:font-name="WenQuanYi Micro Hei" fo:font-size="12pt" officeooo:rsid="012b6ff8" officeooo:paragraph-rsid="0175f453" style:font-name-asian="WenQuanYi Micro Hei" style:font-size-asian="12pt" style:font-size-complex="12pt"/>
    </style:style>
    <style:style style:name="P86" style:family="paragraph" style:parent-style-name="Standard">
      <style:text-properties style:font-name="WenQuanYi Micro Hei" fo:font-size="12pt" officeooo:rsid="012b6ff8" officeooo:paragraph-rsid="0176deea" style:font-name-asian="WenQuanYi Micro Hei" style:font-size-asian="12pt" style:font-size-complex="12pt"/>
    </style:style>
    <style:style style:name="P87" style:family="paragraph" style:parent-style-name="Standard">
      <style:text-properties style:font-name="WenQuanYi Micro Hei" fo:font-size="12pt" officeooo:rsid="012b6ff8" officeooo:paragraph-rsid="017c7c98" style:font-name-asian="WenQuanYi Micro Hei" style:font-size-asian="12pt" style:font-size-complex="12pt"/>
    </style:style>
    <style:style style:name="P88" style:family="paragraph" style:parent-style-name="Standard">
      <style:text-properties style:font-name="WenQuanYi Micro Hei" fo:font-size="12pt" officeooo:rsid="012b6ff8" officeooo:paragraph-rsid="01827f26" style:font-name-asian="WenQuanYi Micro Hei" style:font-size-asian="12pt" style:font-size-complex="12pt"/>
    </style:style>
    <style:style style:name="P89" style:family="paragraph" style:parent-style-name="Standard">
      <style:text-properties style:font-name="WenQuanYi Micro Hei" fo:font-size="12pt" officeooo:rsid="012b6ff8" officeooo:paragraph-rsid="01836a56" style:font-name-asian="WenQuanYi Micro Hei" style:font-size-asian="12pt" style:font-size-complex="12pt"/>
    </style:style>
    <style:style style:name="P90" style:family="paragraph" style:parent-style-name="Standard">
      <style:text-properties style:font-name="WenQuanYi Micro Hei" fo:font-size="12pt" officeooo:rsid="012b6ff8" officeooo:paragraph-rsid="01878aa3" style:font-name-asian="WenQuanYi Micro Hei" style:font-size-asian="12pt" style:font-size-complex="12pt"/>
    </style:style>
    <style:style style:name="P91" style:family="paragraph" style:parent-style-name="Standard">
      <style:text-properties style:font-name="WenQuanYi Micro Hei" fo:font-size="12pt" officeooo:rsid="012b6ff8" officeooo:paragraph-rsid="0189895b" style:font-name-asian="WenQuanYi Micro Hei" style:font-size-asian="12pt" style:font-size-complex="12pt"/>
    </style:style>
    <style:style style:name="P92" style:family="paragraph" style:parent-style-name="Standard">
      <style:text-properties style:font-name="WenQuanYi Micro Hei" fo:font-size="12pt" officeooo:rsid="012b6ff8" officeooo:paragraph-rsid="018b7b9c" style:font-name-asian="WenQuanYi Micro Hei" style:font-size-asian="12pt" style:font-size-complex="12pt"/>
    </style:style>
    <style:style style:name="P93" style:family="paragraph" style:parent-style-name="Standard">
      <style:text-properties style:font-name="WenQuanYi Micro Hei" fo:font-size="12pt" officeooo:rsid="012b6ff8" officeooo:paragraph-rsid="018dd1b9" style:font-name-asian="WenQuanYi Micro Hei" style:font-size-asian="12pt" style:font-size-complex="12pt"/>
    </style:style>
    <style:style style:name="P94" style:family="paragraph" style:parent-style-name="Standard">
      <style:text-properties style:font-name="WenQuanYi Micro Hei" fo:font-size="12pt" officeooo:paragraph-rsid="01655f66" style:font-name-asian="WenQuanYi Micro Hei" style:font-size-asian="12pt" style:font-size-complex="12pt"/>
    </style:style>
    <style:style style:name="P95" style:family="paragraph" style:parent-style-name="Standard">
      <style:text-properties style:font-name="WenQuanYi Micro Hei" fo:font-size="12pt" officeooo:paragraph-rsid="0192eaa6" style:font-name-asian="WenQuanYi Micro Hei" style:font-size-asian="12pt" style:font-size-complex="12pt"/>
    </style:style>
    <style:style style:name="P96" style:family="paragraph" style:parent-style-name="Standard">
      <style:text-properties style:font-name="WenQuanYi Micro Hei" fo:font-size="12pt" officeooo:paragraph-rsid="01990fcf" style:font-name-asian="WenQuanYi Micro Hei" style:font-size-asian="12pt" style:font-size-complex="12pt"/>
    </style:style>
    <style:style style:name="P97" style:family="paragraph" style:parent-style-name="Standard">
      <style:text-properties style:font-name="WenQuanYi Micro Hei" fo:font-size="12pt" officeooo:paragraph-rsid="019c9211" style:font-name-asian="WenQuanYi Micro Hei" style:font-size-asian="12pt" style:font-size-complex="12pt"/>
    </style:style>
    <style:style style:name="P98" style:family="paragraph" style:parent-style-name="Standard">
      <style:text-properties style:font-name="WenQuanYi Micro Hei" fo:font-size="12pt" officeooo:rsid="0135a4e1" officeooo:paragraph-rsid="0135a4e1" style:font-name-asian="WenQuanYi Micro Hei" style:font-size-asian="12pt" style:font-size-complex="12pt"/>
    </style:style>
    <style:style style:name="P99" style:family="paragraph" style:parent-style-name="Standard">
      <style:text-properties style:font-name="WenQuanYi Micro Hei" fo:font-size="12pt" officeooo:rsid="0135a4e1" officeooo:paragraph-rsid="01669c95" style:font-name-asian="WenQuanYi Micro Hei" style:font-size-asian="12pt" style:font-size-complex="12pt"/>
    </style:style>
    <style:style style:name="P100" style:family="paragraph" style:parent-style-name="Standard">
      <style:text-properties style:font-name="WenQuanYi Micro Hei" fo:font-size="12pt" officeooo:rsid="0153e150" officeooo:paragraph-rsid="0153e150" style:font-name-asian="WenQuanYi Micro Hei" style:font-size-asian="12pt" style:font-size-complex="12pt"/>
    </style:style>
    <style:style style:name="P101" style:family="paragraph" style:parent-style-name="Standard">
      <style:text-properties style:font-name="WenQuanYi Micro Hei" fo:font-size="12pt" officeooo:rsid="0170664e" officeooo:paragraph-rsid="0170664e" style:font-name-asian="WenQuanYi Micro Hei" style:font-size-asian="12pt" style:font-size-complex="12pt"/>
    </style:style>
    <style:style style:name="P102" style:family="paragraph" style:parent-style-name="Standard">
      <style:text-properties style:font-name="WenQuanYi Micro Hei" fo:font-size="12pt" officeooo:rsid="0170664e" officeooo:paragraph-rsid="0175f453" style:font-name-asian="WenQuanYi Micro Hei" style:font-size-asian="12pt" style:font-size-complex="12pt"/>
    </style:style>
    <style:style style:name="P103" style:family="paragraph" style:parent-style-name="Standard">
      <style:text-properties style:font-name="WenQuanYi Micro Hei" fo:font-size="12pt" officeooo:rsid="0170664e" officeooo:paragraph-rsid="01b2405b" style:font-name-asian="WenQuanYi Micro Hei" style:font-size-asian="12pt" style:font-size-complex="12pt"/>
    </style:style>
    <style:style style:name="P104" style:family="paragraph" style:parent-style-name="Standard">
      <style:text-properties style:font-name="WenQuanYi Micro Hei" fo:font-size="12pt" officeooo:rsid="0170664e" officeooo:paragraph-rsid="01bc6bfe" style:font-name-asian="WenQuanYi Micro Hei" style:font-size-asian="12pt" style:font-size-complex="12pt"/>
    </style:style>
    <style:style style:name="P105" style:family="paragraph" style:parent-style-name="Standard">
      <style:text-properties style:font-name="WenQuanYi Micro Hei" fo:font-size="12pt" officeooo:rsid="0170664e" officeooo:paragraph-rsid="01c4fde7" style:font-name-asian="WenQuanYi Micro Hei" style:font-size-asian="12pt" style:font-size-complex="12pt"/>
    </style:style>
    <style:style style:name="P106" style:family="paragraph" style:parent-style-name="Standard">
      <style:text-properties style:font-name="WenQuanYi Micro Hei" fo:font-size="12pt" officeooo:rsid="01a2ec4a" officeooo:paragraph-rsid="01a25161" style:font-name-asian="WenQuanYi Micro Hei" style:font-size-asian="12pt" style:font-size-complex="12pt"/>
    </style:style>
    <style:style style:name="P107" style:family="paragraph" style:parent-style-name="Standard">
      <style:text-properties style:font-name="WenQuanYi Micro Hei" fo:font-size="12pt" officeooo:rsid="01a2ec4a" officeooo:paragraph-rsid="01b80026" style:font-name-asian="WenQuanYi Micro Hei" style:font-size-asian="12pt" style:font-size-complex="12pt"/>
    </style:style>
    <style:style style:name="P108" style:family="paragraph" style:parent-style-name="Standard">
      <style:text-properties style:font-name="WenQuanYi Micro Hei" fo:font-size="12pt" officeooo:rsid="01a2ec4a" officeooo:paragraph-rsid="01c77110" style:font-name-asian="WenQuanYi Micro Hei" style:font-size-asian="12pt" style:font-size-complex="12pt"/>
    </style:style>
    <style:style style:name="P109" style:family="paragraph" style:parent-style-name="Standard">
      <style:text-properties style:font-name="WenQuanYi Micro Hei" fo:font-size="12pt" officeooo:rsid="019b8b94" officeooo:paragraph-rsid="003ba9ec" style:font-name-asian="WenQuanYi Micro Hei" style:font-size-asian="12pt" style:font-size-complex="12pt"/>
    </style:style>
    <style:style style:name="P110" style:family="paragraph" style:parent-style-name="Standard">
      <style:text-properties style:font-name="WenQuanYi Micro Hei" fo:font-size="12pt" fo:font-weight="bold" officeooo:rsid="015ef79a" officeooo:paragraph-rsid="015ef79a" style:font-name-asian="WenQuanYi Micro Hei" style:font-size-asian="12pt" style:font-weight-asian="bold" style:font-size-complex="12pt" style:font-weight-complex="bold"/>
    </style:style>
    <style:style style:name="P111" style:family="paragraph" style:parent-style-name="Standard">
      <style:text-properties style:font-name="WenQuanYi Micro Hei" fo:font-size="12pt" fo:font-weight="bold" officeooo:rsid="0194747f" officeooo:paragraph-rsid="0194747f" style:font-name-asian="WenQuanYi Micro Hei" style:font-size-asian="12pt" style:font-weight-asian="bold" style:font-size-complex="12pt" style:font-weight-complex="bold"/>
    </style:style>
    <style:style style:name="P112" style:family="paragraph" style:parent-style-name="Standard">
      <style:text-properties style:font-name="WenQuanYi Micro Hei" fo:font-size="12pt" fo:font-weight="bold" officeooo:rsid="01a25161" officeooo:paragraph-rsid="01a25161" style:font-name-asian="WenQuanYi Micro Hei" style:font-size-asian="12pt" style:font-weight-asian="bold" style:font-size-complex="12pt" style:font-weight-complex="bold"/>
    </style:style>
    <style:style style:name="P113" style:family="paragraph" style:parent-style-name="Standard">
      <style:text-properties style:font-name="WenQuanYi Micro Hei" fo:font-size="12pt" fo:font-weight="bold" officeooo:rsid="01a2ec4a" officeooo:paragraph-rsid="01ad0a57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3575b5"/>
    </style:style>
    <style:style style:name="T2" style:family="text">
      <style:text-properties officeooo:rsid="00361254"/>
    </style:style>
    <style:style style:name="T3" style:family="text">
      <style:text-properties officeooo:rsid="00389eac"/>
    </style:style>
    <style:style style:name="T4" style:family="text">
      <style:text-properties officeooo:rsid="003a53da"/>
    </style:style>
    <style:style style:name="T5" style:family="text">
      <style:text-properties officeooo:rsid="003b279a"/>
    </style:style>
    <style:style style:name="T6" style:family="text">
      <style:text-properties officeooo:rsid="003ba9ec"/>
    </style:style>
    <style:style style:name="T7" style:family="text">
      <style:text-properties officeooo:rsid="003e613d"/>
    </style:style>
    <style:style style:name="T8" style:family="text">
      <style:text-properties officeooo:rsid="004b1f33"/>
    </style:style>
    <style:style style:name="T9" style:family="text">
      <style:text-properties officeooo:rsid="005d4a94"/>
    </style:style>
    <style:style style:name="T10" style:family="text">
      <style:text-properties officeooo:rsid="0061bd7e"/>
    </style:style>
    <style:style style:name="T11" style:family="text">
      <style:text-properties officeooo:rsid="00641b1c"/>
    </style:style>
    <style:style style:name="T12" style:family="text">
      <style:text-properties officeooo:rsid="0064714f"/>
    </style:style>
    <style:style style:name="T13" style:family="text">
      <style:text-properties officeooo:rsid="006534dc"/>
    </style:style>
    <style:style style:name="T14" style:family="text">
      <style:text-properties officeooo:rsid="0065dd65"/>
    </style:style>
    <style:style style:name="T15" style:family="text">
      <style:text-properties officeooo:rsid="0066323f"/>
    </style:style>
    <style:style style:name="T16" style:family="text">
      <style:text-properties officeooo:rsid="006a0bb8"/>
    </style:style>
    <style:style style:name="T17" style:family="text">
      <style:text-properties officeooo:rsid="006a8fe2"/>
    </style:style>
    <style:style style:name="T18" style:family="text">
      <style:text-properties officeooo:rsid="0071b33a"/>
    </style:style>
    <style:style style:name="T19" style:family="text">
      <style:text-properties officeooo:rsid="00733043"/>
    </style:style>
    <style:style style:name="T20" style:family="text">
      <style:text-properties officeooo:rsid="0075d5d6"/>
    </style:style>
    <style:style style:name="T21" style:family="text">
      <style:text-properties officeooo:rsid="0077ed09"/>
    </style:style>
    <style:style style:name="T22" style:family="text">
      <style:text-properties officeooo:rsid="0078babc"/>
    </style:style>
    <style:style style:name="T23" style:family="text">
      <style:text-properties officeooo:rsid="007a08fc"/>
    </style:style>
    <style:style style:name="T24" style:family="text">
      <style:text-properties officeooo:rsid="007b9138"/>
    </style:style>
    <style:style style:name="T25" style:family="text">
      <style:text-properties officeooo:rsid="007d140b"/>
    </style:style>
    <style:style style:name="T26" style:family="text">
      <style:text-properties officeooo:rsid="007d6fe7"/>
    </style:style>
    <style:style style:name="T27" style:family="text">
      <style:text-properties officeooo:rsid="007fbc9c"/>
    </style:style>
    <style:style style:name="T28" style:family="text">
      <style:text-properties officeooo:rsid="008179bf"/>
    </style:style>
    <style:style style:name="T29" style:family="text">
      <style:text-properties officeooo:rsid="00828dcd"/>
    </style:style>
    <style:style style:name="T30" style:family="text">
      <style:text-properties officeooo:rsid="0083606e"/>
    </style:style>
    <style:style style:name="T31" style:family="text">
      <style:text-properties officeooo:rsid="00845019"/>
    </style:style>
    <style:style style:name="T32" style:family="text">
      <style:text-properties officeooo:rsid="008902ad"/>
    </style:style>
    <style:style style:name="T33" style:family="text">
      <style:text-properties officeooo:rsid="008ba342"/>
    </style:style>
    <style:style style:name="T34" style:family="text">
      <style:text-properties officeooo:rsid="008c4e9b"/>
    </style:style>
    <style:style style:name="T35" style:family="text">
      <style:text-properties officeooo:rsid="008dc735"/>
    </style:style>
    <style:style style:name="T36" style:family="text">
      <style:text-properties officeooo:rsid="0094813e"/>
    </style:style>
    <style:style style:name="T37" style:family="text">
      <style:text-properties officeooo:rsid="009586ab"/>
    </style:style>
    <style:style style:name="T38" style:family="text">
      <style:text-properties officeooo:rsid="009ac2f5"/>
    </style:style>
    <style:style style:name="T39" style:family="text">
      <style:text-properties officeooo:rsid="009c94aa"/>
    </style:style>
    <style:style style:name="T40" style:family="text">
      <style:text-properties officeooo:rsid="009d9e38"/>
    </style:style>
    <style:style style:name="T41" style:family="text">
      <style:text-properties officeooo:rsid="00a11130"/>
    </style:style>
    <style:style style:name="T42" style:family="text">
      <style:text-properties officeooo:rsid="00a2d94e"/>
    </style:style>
    <style:style style:name="T43" style:family="text">
      <style:text-properties officeooo:rsid="00a3063c"/>
    </style:style>
    <style:style style:name="T44" style:family="text">
      <style:text-properties officeooo:rsid="00a43a4e"/>
    </style:style>
    <style:style style:name="T45" style:family="text">
      <style:text-properties officeooo:rsid="00a4c0e5"/>
    </style:style>
    <style:style style:name="T46" style:family="text">
      <style:text-properties officeooo:rsid="00a80975"/>
    </style:style>
    <style:style style:name="T47" style:family="text">
      <style:text-properties officeooo:rsid="00ac7373"/>
    </style:style>
    <style:style style:name="T48" style:family="text">
      <style:text-properties officeooo:rsid="00ae6a70"/>
    </style:style>
    <style:style style:name="T49" style:family="text">
      <style:text-properties officeooo:rsid="00afe2d3"/>
    </style:style>
    <style:style style:name="T50" style:family="text">
      <style:text-properties officeooo:rsid="00b11331"/>
    </style:style>
    <style:style style:name="T51" style:family="text">
      <style:text-properties officeooo:rsid="00b4e4fb"/>
    </style:style>
    <style:style style:name="T52" style:family="text">
      <style:text-properties officeooo:rsid="00b501c8"/>
    </style:style>
    <style:style style:name="T53" style:family="text">
      <style:text-properties officeooo:rsid="00b60c79"/>
    </style:style>
    <style:style style:name="T54" style:family="text">
      <style:text-properties officeooo:rsid="00b79db1"/>
    </style:style>
    <style:style style:name="T55" style:family="text">
      <style:text-properties officeooo:rsid="00bcdb17"/>
    </style:style>
    <style:style style:name="T56" style:family="text">
      <style:text-properties officeooo:rsid="00bfbbdb"/>
    </style:style>
    <style:style style:name="T57" style:family="text">
      <style:text-properties officeooo:rsid="00c0f045"/>
    </style:style>
    <style:style style:name="T58" style:family="text">
      <style:text-properties officeooo:rsid="00c348c4"/>
    </style:style>
    <style:style style:name="T59" style:family="text">
      <style:text-properties officeooo:rsid="00c5096b"/>
    </style:style>
    <style:style style:name="T60" style:family="text">
      <style:text-properties officeooo:rsid="00c64268"/>
    </style:style>
    <style:style style:name="T61" style:family="text">
      <style:text-properties officeooo:rsid="00c96414"/>
    </style:style>
    <style:style style:name="T62" style:family="text">
      <style:text-properties officeooo:rsid="00cb620e"/>
    </style:style>
    <style:style style:name="T63" style:family="text">
      <style:text-properties officeooo:rsid="00cc7192"/>
    </style:style>
    <style:style style:name="T64" style:family="text">
      <style:text-properties officeooo:rsid="00cc96d1"/>
    </style:style>
    <style:style style:name="T65" style:family="text">
      <style:text-properties officeooo:rsid="00cdb8e6"/>
    </style:style>
    <style:style style:name="T66" style:family="text">
      <style:text-properties officeooo:rsid="00d01473"/>
    </style:style>
    <style:style style:name="T67" style:family="text">
      <style:text-properties officeooo:rsid="00d0837e"/>
    </style:style>
    <style:style style:name="T68" style:family="text">
      <style:text-properties officeooo:rsid="00d10893"/>
    </style:style>
    <style:style style:name="T69" style:family="text">
      <style:text-properties officeooo:rsid="00d29621"/>
    </style:style>
    <style:style style:name="T70" style:family="text">
      <style:text-properties officeooo:rsid="00d47a62"/>
    </style:style>
    <style:style style:name="T71" style:family="text">
      <style:text-properties officeooo:rsid="00d51cb8"/>
    </style:style>
    <style:style style:name="T72" style:family="text">
      <style:text-properties officeooo:rsid="00d67ee1"/>
    </style:style>
    <style:style style:name="T73" style:family="text">
      <style:text-properties officeooo:rsid="00d9c6a7"/>
    </style:style>
    <style:style style:name="T74" style:family="text">
      <style:text-properties officeooo:rsid="00db6115"/>
    </style:style>
    <style:style style:name="T75" style:family="text">
      <style:text-properties officeooo:rsid="00dbe1bf"/>
    </style:style>
    <style:style style:name="T76" style:family="text">
      <style:text-properties officeooo:rsid="00e1abaf"/>
    </style:style>
    <style:style style:name="T77" style:family="text">
      <style:text-properties officeooo:rsid="00e394d2"/>
    </style:style>
    <style:style style:name="T78" style:family="text">
      <style:text-properties officeooo:rsid="00e564d9"/>
    </style:style>
    <style:style style:name="T79" style:family="text">
      <style:text-properties officeooo:rsid="00f16adb"/>
    </style:style>
    <style:style style:name="T80" style:family="text">
      <style:text-properties officeooo:rsid="00f327bf"/>
    </style:style>
    <style:style style:name="T81" style:family="text">
      <style:text-properties officeooo:rsid="00f4ebc1"/>
    </style:style>
    <style:style style:name="T82" style:family="text">
      <style:text-properties officeooo:rsid="00f67d50"/>
    </style:style>
    <style:style style:name="T83" style:family="text">
      <style:text-properties officeooo:rsid="00f6b30e"/>
    </style:style>
    <style:style style:name="T84" style:family="text">
      <style:text-properties officeooo:rsid="00f87e5d"/>
    </style:style>
    <style:style style:name="T85" style:family="text">
      <style:text-properties officeooo:rsid="00faf450"/>
    </style:style>
    <style:style style:name="T86" style:family="text">
      <style:text-properties officeooo:rsid="00fc862b"/>
    </style:style>
    <style:style style:name="T87" style:family="text">
      <style:text-properties officeooo:rsid="00fddf6a"/>
    </style:style>
    <style:style style:name="T88" style:family="text">
      <style:text-properties officeooo:rsid="00ff6147"/>
    </style:style>
    <style:style style:name="T89" style:family="text">
      <style:text-properties officeooo:rsid="01015fe9"/>
    </style:style>
    <style:style style:name="T90" style:family="text">
      <style:text-properties officeooo:rsid="010248d5"/>
    </style:style>
    <style:style style:name="T91" style:family="text">
      <style:text-properties officeooo:rsid="0105ef31"/>
    </style:style>
    <style:style style:name="T92" style:family="text">
      <style:text-properties officeooo:rsid="0107e7e8"/>
    </style:style>
    <style:style style:name="T93" style:family="text">
      <style:text-properties officeooo:rsid="01086971"/>
    </style:style>
    <style:style style:name="T94" style:family="text">
      <style:text-properties officeooo:rsid="010b8788"/>
    </style:style>
    <style:style style:name="T95" style:family="text">
      <style:text-properties officeooo:rsid="010bde0c"/>
    </style:style>
    <style:style style:name="T96" style:family="text">
      <style:text-properties officeooo:rsid="010e162a"/>
    </style:style>
    <style:style style:name="T97" style:family="text">
      <style:text-properties officeooo:rsid="010f992b"/>
    </style:style>
    <style:style style:name="T98" style:family="text">
      <style:text-properties officeooo:rsid="01102e8a"/>
    </style:style>
    <style:style style:name="T99" style:family="text">
      <style:text-properties officeooo:rsid="01120ff0"/>
    </style:style>
    <style:style style:name="T100" style:family="text">
      <style:text-properties officeooo:rsid="01132e43"/>
    </style:style>
    <style:style style:name="T101" style:family="text">
      <style:text-properties officeooo:rsid="0113407b"/>
    </style:style>
    <style:style style:name="T102" style:family="text">
      <style:text-properties officeooo:rsid="01145bee"/>
    </style:style>
    <style:style style:name="T103" style:family="text">
      <style:text-properties officeooo:rsid="0114996c"/>
    </style:style>
    <style:style style:name="T104" style:family="text">
      <style:text-properties officeooo:rsid="0114c31f"/>
    </style:style>
    <style:style style:name="T105" style:family="text">
      <style:text-properties officeooo:rsid="011699a3"/>
    </style:style>
    <style:style style:name="T106" style:family="text">
      <style:text-properties officeooo:rsid="01174793"/>
    </style:style>
    <style:style style:name="T107" style:family="text">
      <style:text-properties officeooo:rsid="01193c7a"/>
    </style:style>
    <style:style style:name="T108" style:family="text">
      <style:text-properties officeooo:rsid="011a5891"/>
    </style:style>
    <style:style style:name="T109" style:family="text">
      <style:text-properties officeooo:rsid="011b628e"/>
    </style:style>
    <style:style style:name="T110" style:family="text">
      <style:text-properties officeooo:rsid="011b80df"/>
    </style:style>
    <style:style style:name="T111" style:family="text">
      <style:text-properties officeooo:rsid="011cae94"/>
    </style:style>
    <style:style style:name="T112" style:family="text">
      <style:text-properties officeooo:rsid="011ceac1"/>
    </style:style>
    <style:style style:name="T113" style:family="text">
      <style:text-properties officeooo:rsid="011d766f"/>
    </style:style>
    <style:style style:name="T114" style:family="text">
      <style:text-properties officeooo:rsid="011f37b5"/>
    </style:style>
    <style:style style:name="T115" style:family="text">
      <style:text-properties officeooo:rsid="011faa48"/>
    </style:style>
    <style:style style:name="T116" style:family="text">
      <style:text-properties officeooo:rsid="012145dd"/>
    </style:style>
    <style:style style:name="T117" style:family="text">
      <style:text-properties officeooo:rsid="0121d249"/>
    </style:style>
    <style:style style:name="T118" style:family="text">
      <style:text-properties officeooo:rsid="0122d58c"/>
    </style:style>
    <style:style style:name="T119" style:family="text">
      <style:text-properties officeooo:rsid="0122db0c"/>
    </style:style>
    <style:style style:name="T120" style:family="text">
      <style:text-properties officeooo:rsid="0122eeeb"/>
    </style:style>
    <style:style style:name="T121" style:family="text">
      <style:text-properties officeooo:rsid="01236799"/>
    </style:style>
    <style:style style:name="T122" style:family="text">
      <style:text-properties officeooo:rsid="01248fee"/>
    </style:style>
    <style:style style:name="T123" style:family="text">
      <style:text-properties officeooo:rsid="0125e7ab"/>
    </style:style>
    <style:style style:name="T124" style:family="text">
      <style:text-properties officeooo:rsid="0127db50"/>
    </style:style>
    <style:style style:name="T125" style:family="text">
      <style:text-properties officeooo:rsid="012d9ffc"/>
    </style:style>
    <style:style style:name="T126" style:family="text">
      <style:text-properties officeooo:rsid="0130c85e"/>
    </style:style>
    <style:style style:name="T127" style:family="text">
      <style:text-properties officeooo:rsid="01315247"/>
    </style:style>
    <style:style style:name="T128" style:family="text">
      <style:text-properties officeooo:rsid="0132dd1d"/>
    </style:style>
    <style:style style:name="T129" style:family="text">
      <style:text-properties officeooo:rsid="013405f8"/>
    </style:style>
    <style:style style:name="T130" style:family="text">
      <style:text-properties officeooo:rsid="0135a0f8"/>
    </style:style>
    <style:style style:name="T131" style:family="text">
      <style:text-properties officeooo:rsid="01366428"/>
    </style:style>
    <style:style style:name="T132" style:family="text">
      <style:text-properties officeooo:rsid="013af060"/>
    </style:style>
    <style:style style:name="T133" style:family="text">
      <style:text-properties officeooo:rsid="0140a317"/>
    </style:style>
    <style:style style:name="T134" style:family="text">
      <style:text-properties officeooo:rsid="0144e2b8"/>
    </style:style>
    <style:style style:name="T135" style:family="text">
      <style:text-properties officeooo:rsid="01494fe6"/>
    </style:style>
    <style:style style:name="T136" style:family="text">
      <style:text-properties officeooo:rsid="0149d129"/>
    </style:style>
    <style:style style:name="T137" style:family="text">
      <style:text-properties officeooo:rsid="014a1d2b"/>
    </style:style>
    <style:style style:name="T138" style:family="text">
      <style:text-properties officeooo:rsid="014ef40a"/>
    </style:style>
    <style:style style:name="T139" style:family="text">
      <style:text-properties officeooo:rsid="015cec6c"/>
    </style:style>
    <style:style style:name="T140" style:family="text">
      <style:text-properties officeooo:rsid="015e251c"/>
    </style:style>
    <style:style style:name="T141" style:family="text">
      <style:text-properties officeooo:rsid="016d2f58"/>
    </style:style>
    <style:style style:name="T142" style:family="text">
      <style:text-properties officeooo:rsid="016da7cd"/>
    </style:style>
    <style:style style:name="T143" style:family="text">
      <style:text-properties officeooo:rsid="016e5e0a"/>
    </style:style>
    <style:style style:name="T144" style:family="text">
      <style:text-properties officeooo:rsid="016f46cb"/>
    </style:style>
    <style:style style:name="T145" style:family="text">
      <style:text-properties officeooo:rsid="016f8ca2"/>
    </style:style>
    <style:style style:name="T146" style:family="text">
      <style:text-properties officeooo:rsid="016f9677"/>
    </style:style>
    <style:style style:name="T147" style:family="text">
      <style:text-properties officeooo:rsid="0170664e"/>
    </style:style>
    <style:style style:name="T148" style:family="text">
      <style:text-properties officeooo:rsid="017248ca"/>
    </style:style>
    <style:style style:name="T149" style:family="text">
      <style:text-properties officeooo:rsid="0172bdfc"/>
    </style:style>
    <style:style style:name="T150" style:family="text">
      <style:text-properties officeooo:rsid="01735c1a"/>
    </style:style>
    <style:style style:name="T151" style:family="text">
      <style:text-properties officeooo:rsid="01744ef7"/>
    </style:style>
    <style:style style:name="T152" style:family="text">
      <style:text-properties officeooo:rsid="0176deea"/>
    </style:style>
    <style:style style:name="T153" style:family="text">
      <style:text-properties officeooo:rsid="01789883"/>
    </style:style>
    <style:style style:name="T154" style:family="text">
      <style:text-properties officeooo:rsid="01792b21"/>
    </style:style>
    <style:style style:name="T155" style:family="text">
      <style:text-properties officeooo:rsid="017aa44b"/>
    </style:style>
    <style:style style:name="T156" style:family="text">
      <style:text-properties officeooo:rsid="017b4a47"/>
    </style:style>
    <style:style style:name="T157" style:family="text">
      <style:text-properties officeooo:rsid="017c7c98"/>
    </style:style>
    <style:style style:name="T158" style:family="text">
      <style:text-properties officeooo:rsid="017db305"/>
    </style:style>
    <style:style style:name="T159" style:family="text">
      <style:text-properties officeooo:rsid="017e145e"/>
    </style:style>
    <style:style style:name="T160" style:family="text">
      <style:text-properties officeooo:rsid="018f007c"/>
    </style:style>
    <style:style style:name="T161" style:family="text">
      <style:text-properties officeooo:rsid="018fc39b"/>
    </style:style>
    <style:style style:name="T162" style:family="text">
      <style:text-properties officeooo:rsid="019047fd"/>
    </style:style>
    <style:style style:name="T163" style:family="text">
      <style:text-properties officeooo:rsid="0191eb05"/>
    </style:style>
    <style:style style:name="T164" style:family="text">
      <style:text-properties officeooo:rsid="0194747f"/>
    </style:style>
    <style:style style:name="T165" style:family="text">
      <style:text-properties officeooo:rsid="019613ee"/>
    </style:style>
    <style:style style:name="T166" style:family="text">
      <style:text-properties officeooo:rsid="0196f077"/>
    </style:style>
    <style:style style:name="T167" style:family="text">
      <style:text-properties officeooo:rsid="0198a73e"/>
    </style:style>
    <style:style style:name="T168" style:family="text">
      <style:text-properties officeooo:rsid="01990fcf"/>
    </style:style>
    <style:style style:name="T169" style:family="text">
      <style:text-properties officeooo:rsid="019b8b94"/>
    </style:style>
    <style:style style:name="T170" style:family="text">
      <style:text-properties officeooo:rsid="019c9211"/>
    </style:style>
    <style:style style:name="T171" style:family="text">
      <style:text-properties officeooo:rsid="019e7117"/>
    </style:style>
    <style:style style:name="T172" style:family="text">
      <style:text-properties officeooo:rsid="019e7ba6"/>
    </style:style>
    <style:style style:name="T173" style:family="text">
      <style:text-properties officeooo:rsid="01a07932"/>
    </style:style>
    <style:style style:name="T174" style:family="text">
      <style:text-properties officeooo:rsid="01a12a8c"/>
    </style:style>
    <style:style style:name="T175" style:family="text">
      <style:text-properties officeooo:rsid="01a25161"/>
    </style:style>
    <style:style style:name="T176" style:family="text">
      <style:text-properties officeooo:rsid="01a2ec4a"/>
    </style:style>
    <style:style style:name="T177" style:family="text">
      <style:text-properties officeooo:rsid="01a51e7a"/>
    </style:style>
    <style:style style:name="T178" style:family="text">
      <style:text-properties officeooo:rsid="01a62a5d"/>
    </style:style>
    <style:style style:name="T179" style:family="text">
      <style:text-properties officeooo:rsid="01aa5d4d"/>
    </style:style>
    <style:style style:name="T180" style:family="text">
      <style:text-properties officeooo:rsid="01ab2c1a"/>
    </style:style>
    <style:style style:name="T181" style:family="text">
      <style:text-properties officeooo:rsid="01abeeea"/>
    </style:style>
    <style:style style:name="T182" style:family="text">
      <style:text-properties officeooo:rsid="01ad0a57"/>
    </style:style>
    <style:style style:name="T183" style:family="text">
      <style:text-properties officeooo:rsid="01b2405b"/>
    </style:style>
    <style:style style:name="T184" style:family="text">
      <style:text-properties officeooo:rsid="01b27d28"/>
    </style:style>
    <style:style style:name="T185" style:family="text">
      <style:text-properties officeooo:rsid="01b42cdb"/>
    </style:style>
    <style:style style:name="T186" style:family="text">
      <style:text-properties officeooo:rsid="01b9ef5f"/>
    </style:style>
    <style:style style:name="T187" style:family="text">
      <style:text-properties officeooo:rsid="01ba312e"/>
    </style:style>
    <style:style style:name="T188" style:family="text">
      <style:text-properties officeooo:rsid="01c36427"/>
    </style:style>
    <style:style style:name="T189" style:family="text">
      <style:text-properties officeooo:rsid="01c4fde7"/>
    </style:style>
    <style:style style:name="T190" style:family="text">
      <style:text-properties officeooo:rsid="01c771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it是一款开源的分布式版本控制系统，由Linux之父Torvalds用C语言开发。</text:p>
      <text:p text:style-name="P12">“<text:span text:style-name="T7">the stupid content tracker</text:span>”，Git自诩为stupid，却是一个非常强大的tracker。</text:p>
      <text:p text:style-name="P12">Git管理项目时，文件流经三个工作区：工作目录、暂存区及本地仓库。</text:p>
      <text:p text:style-name="P1"><text:span text:style-name="T111">1、</text:span>在Linux上安装Git——</text:p>
      <text:p text:style-name="P12">快速安装：在终端执行命令“sudo apt-get install git”。</text:p>
      <text:p text:style-name="P12">源码安装：下载源码包并解压，在解压目录依次执行命令“./config”、“make”、“make install”。</text:p>
      <text:p text:style-name="P12">安装成功后还需要做一些简单的配置：</text:p>
      <text:p text:style-name="P13"><text:span text:style-name="T1">$ git config </text:span><text:span text:style-name="T2">--</text:span><text:span text:style-name="T1">global user.name “</text:span><text:span text:style-name="T3">your name</text:span><text:span text:style-name="T1">”</text:span></text:p>
      <text:p text:style-name="P13"><text:span text:style-name="T1">$ git config </text:span><text:span text:style-name="T2">--</text:span><text:span text:style-name="T1">global user.email “</text:span><text:span text:style-name="T3">your emai</text:span><text:span text:style-name="T4">l</text:span><text:span text:style-name="T3"> address</text:span><text:span text:style-name="T1">”</text:span></text:p>
      <text:p text:style-name="P95"><text:span text:style-name="T1">$ </text:span><text:span text:style-name="T163">git config --global color.ui true</text:span></text:p>
      <text:p text:style-name="P97"><text:span text:style-name="T171">$ </text:span><text:span text:style-name="T170">git config --global alias.st status</text:span></text:p>
      <text:p text:style-name="P96"><text:span text:style-name="T1">当然也可以通过</text:span><text:span text:style-name="T112">“config”做其它需要的配置</text:span><text:span text:style-name="T167">，配置文件在“.git/config”</text:span><text:span text:style-name="T168">，</text:span><text:span text:style-name="T167">“</text:span><text:span text:style-name="T168">--global</text:span><text:span text:style-name="T167">”的结果</text:span><text:span text:style-name="T168">适用于当前用户的所有仓库</text:span><text:span text:style-name="T172">，“alias”很好用，设置别名，上面给</text:span><text:span text:style-name="T173">“status”设置了一个别名“st”，以后需要</text:span><text:span text:style-name="T174">“status”的地方直接用“st”就行，毕竟可以少打几个字母。</text:span></text:p>
      <text:p text:style-name="P2"><text:span text:style-name="T113">2、</text:span><text:span text:style-name="T5">第一个Git仓库——</text:span></text:p>
      <text:p text:style-name="P57">$ git init</text:p>
      <text:p text:style-name="P14"><text:span text:style-name="T25">“</text:span><text:span text:style-name="T6">init</text:span><text:span text:style-name="T25">”</text:span><text:span text:style-name="T6">用来创建一个空的Git仓库或者重新初始化一个已经存在的Git仓库，首次创建成功后会发现当前目录下多了一个“.git”目录。</text:span></text:p>
      <text:p text:style-name="P3"><text:span text:style-name="T114">3、</text:span><text:span text:style-name="T6">查看工作区状态——</text:span></text:p>
      <text:p text:style-name="P60">$ git status</text:p>
      <text:p text:style-name="P15"><text:span text:style-name="T26">“</text:span><text:span text:style-name="T8">status</text:span><text:span text:style-name="T26">”</text:span><text:span text:style-name="T8">是一个常用的命令，用来查看工作区状态，工作目录下新添加文件的状态是untracked，其它文件修改后的状态是not staged，这两种状态的文件都是需要添加到暂存区以便提交到仓库的，暂存区下的文件状态可以是new或者modified。</text:span></text:p>
      <text:p text:style-name="P4"><text:span text:style-name="T115">4、</text:span><text:span text:style-name="T8">添加工作目录的文件到暂存区——</text:span></text:p>
      <text:p text:style-name="P17"><text:span text:style-name="T8">$ git add </text:span><text:span text:style-name="T10">&lt;file&gt;</text:span></text:p>
      <text:p text:style-name="P17"><text:span text:style-name="T10">添加单个文件</text:span><text:span text:style-name="T13">。</text:span></text:p>
      <text:p text:style-name="P18"><text:span text:style-name="T8">$ git add </text:span><text:span text:style-name="T10">&lt;file&gt; </text:span><text:span text:style-name="T14">&lt;file2&gt;</text:span></text:p>
      <text:p text:style-name="P62">添加多个文件。</text:p>
      <text:p text:style-name="P18"><text:span text:style-name="T8">$ git add </text:span><text:span text:style-name="T11">-A</text:span></text:p>
      <text:p text:style-name="P18"><text:span text:style-name="T11">添加所有文件</text:span><text:span text:style-name="T15">。</text:span></text:p>
      <text:p text:style-name="P18"><text:span text:style-name="T8">$ git add </text:span><text:span text:style-name="T12">--</text:span><text:span text:style-name="T11">all</text:span></text:p>
      <text:p text:style-name="P19"><text:span text:style-name="T11">添加所有文件</text:span><text:span text:style-name="T15">。</text:span></text:p>
      <text:p text:style-name="P6"><text:span text:style-name="T116">5、</text:span><text:span text:style-name="T8">提交暂存区的文件到仓库——</text:span></text:p>
      <text:p text:style-name="P63">$ git commit -m “comment”</text:p>
      <text:p text:style-name="P31"><text:span text:style-name="T38">“comment”</text:span><text:span text:style-name="T39">是本次提交的注释</text:span><text:span text:style-name="T40">，配合</text:span><text:span text:style-name="T46">“-m”参数，</text:span><text:span text:style-name="T40">提交成功后会产生一个新的commit id。</text:span></text:p>
      <text:p text:style-name="P30"><text:span text:style-name="T38">$ git commit </text:span><text:span text:style-name="T41">-a </text:span><text:span text:style-name="T38">-m “comment”</text:span></text:p>
      <text:p text:style-name="P32"><text:span text:style-name="T42">“-a”等同于“--all”，这个参数的意思是自动暂存</text:span><text:span text:style-name="T43">，也就是说已经处于暂存区的文件如果</text:span><text:soft-page-break/><text:span text:style-name="T43">被修改了</text:span><text:span text:style-name="T44">，不用进行传统意义上的先</text:span><text:span text:style-name="T45">“git add”后“git commit”，而是直接“git commit -a”即可。</text:span></text:p>
      <text:p text:style-name="P30"><text:span text:style-name="T38">$ git commit </text:span><text:span text:style-name="T48">--</text:span><text:span text:style-name="T47">amend </text:span><text:span text:style-name="T38">-m “comment”</text:span></text:p>
      <text:p text:style-name="P33"><text:span text:style-name="T49">“--amend”参数的意思是追加一次提交</text:span><text:span text:style-name="T50">，不产生新的commit id。</text:span></text:p>
      <text:p text:style-name="P4"><text:span text:style-name="T117">6、</text:span><text:span text:style-name="T8">撤销工作目录的修改——</text:span></text:p>
      <text:p text:style-name="P20"><text:span text:style-name="T8">$ git checkout </text:span><text:span text:style-name="T10">&lt;file&gt;</text:span></text:p>
      <text:p text:style-name="P15"><text:span text:style-name="T8">撤销单个文件的修改</text:span><text:span text:style-name="T17">。</text:span></text:p>
      <text:p text:style-name="P21"><text:span text:style-name="T8">$ git checkout </text:span><text:span text:style-name="T10">&lt;file&gt; &lt;file</text:span><text:span text:style-name="T16">2</text:span><text:span text:style-name="T10">&gt;</text:span></text:p>
      <text:p text:style-name="P22"><text:span text:style-name="T8">撤销多个文件的修改</text:span><text:span text:style-name="T17">。</text:span></text:p>
      <text:p text:style-name="P5"><text:span text:style-name="T118">7、</text:span><text:span text:style-name="T8">撤销暂存区的修改——</text:span></text:p>
      <text:p text:style-name="P23"><text:span text:style-name="T8">$ git reset </text:span><text:span text:style-name="T10">HEAD </text:span><text:span text:style-name="T18">&lt;file&gt;</text:span></text:p>
      <text:p text:style-name="P25"><text:span text:style-name="T8">撤销单个文件的修改</text:span><text:span text:style-name="T17">。</text:span></text:p>
      <text:p text:style-name="P24"><text:span text:style-name="T8">$ git reset </text:span><text:span text:style-name="T10">HEAD </text:span><text:span text:style-name="T18">&lt;file&gt; &lt;file</text:span><text:span text:style-name="T19">2</text:span><text:span text:style-name="T18">&gt;</text:span></text:p>
      <text:p text:style-name="P25"><text:span text:style-name="T8">撤销多个文件的修改</text:span><text:span text:style-name="T17">。</text:span></text:p>
      <text:p text:style-name="P26"><text:span text:style-name="T8">$ git reset </text:span><text:span text:style-name="T10">HEAD</text:span></text:p>
      <text:p text:style-name="P28"><text:span text:style-name="T8">$ git reset </text:span><text:span text:style-name="T10">HEAD </text:span><text:span text:style-name="T21">--soft</text:span></text:p>
      <text:p text:style-name="P28"><text:span text:style-name="T8">$ git reset </text:span><text:span text:style-name="T10">HEAD </text:span><text:span text:style-name="T21">--hard</text:span></text:p>
      <text:p text:style-name="P27"><text:span text:style-name="T8">撤销</text:span><text:span text:style-name="T20">所有</text:span><text:span text:style-name="T8">文件的修改</text:span><text:span text:style-name="T21">，这种情况下可以使用</text:span><text:span text:style-name="T27">“</text:span><text:span text:style-name="T22">--soft</text:span><text:span text:style-name="T27">”</text:span><text:span text:style-name="T22">或</text:span><text:span text:style-name="T27">“</text:span><text:span text:style-name="T22">--hard</text:span><text:span text:style-name="T27">”</text:span><text:span text:style-name="T22">参数，默认是</text:span><text:span text:style-name="T27">“</text:span><text:span text:style-name="T23">--soft</text:span><text:span text:style-name="T27">”</text:span><text:span text:style-name="T23">模式，撤销并保留修改，</text:span><text:span text:style-name="T28">“</text:span><text:span text:style-name="T23">--hard</text:span><text:span text:style-name="T28">”</text:span><text:span text:style-name="T23">则是撤销并删除修改。</text:span></text:p>
      <text:p text:style-name="P29"><text:span text:style-name="T10">上面的</text:span><text:span text:style-name="T29">“</text:span><text:span text:style-name="T10">HEAD</text:span><text:span text:style-name="T29">”</text:span><text:span text:style-name="T10">是最近一次提交到仓库的状态</text:span><text:span text:style-name="T24">，前面几次依次为</text:span><text:span text:style-name="T30">“HEAD^”、“HEAD^</text:span><text:span text:style-name="T31">^</text:span><text:span text:style-name="T30">”</text:span><text:span text:style-name="T31">等，如果是前面n次呢</text:span><text:span text:style-name="T32">，那就显得很不方面了，不过可以这样表示</text:span><text:span text:style-name="T30">“HEAD</text:span><text:span text:style-name="T33">~n</text:span><text:span text:style-name="T30">”</text:span><text:span text:style-name="T33">，n是一个具体的数字，这个数字是需要我们自己算出来的</text:span><text:span text:style-name="T34">，还是有点麻烦。</text:span><text:span text:style-name="T35">“HEAD”其实就是个commit id</text:span><text:span text:style-name="T36">，直接用这个id就方便多了</text:span><text:span text:style-name="T37">。</text:span></text:p>
      <text:p text:style-name="P8"><text:span text:style-name="T119">8、</text:span><text:span text:style-name="T10">查看修改前后的异同——</text:span></text:p>
      <text:p text:style-name="P34"><text:span text:style-name="T8">$ git diff </text:span><text:span text:style-name="T51">&lt;file&gt;</text:span></text:p>
      <text:p text:style-name="P35"><text:span text:style-name="T10">查看</text:span><text:span text:style-name="T52">单个文件</text:span><text:span text:style-name="T10">修改前后的异同</text:span><text:span text:style-name="T53">。</text:span></text:p>
      <text:p text:style-name="P34"><text:span text:style-name="T8">$ git diff </text:span><text:span text:style-name="T51">&lt;file&gt; &lt;file</text:span><text:span text:style-name="T54">2</text:span><text:span text:style-name="T51">&gt; </text:span></text:p>
      <text:p text:style-name="P36"><text:span text:style-name="T10">查看多</text:span><text:span text:style-name="T52">个文件</text:span><text:span text:style-name="T10">修改前后的异同</text:span><text:span text:style-name="T53">。</text:span></text:p>
      <text:p text:style-name="P61">$ git diff</text:p>
      <text:p text:style-name="P37"><text:span text:style-name="T10">查看所有</text:span><text:span text:style-name="T52">文件</text:span><text:span text:style-name="T10">修改前后的异同</text:span><text:span text:style-name="T53">。</text:span></text:p>
      <text:p text:style-name="P37"><text:span text:style-name="T53">上面的对比都是在工作目录和暂存区</text:span><text:span text:style-name="T55">之间进行的</text:span><text:span text:style-name="T56">。</text:span></text:p>
      <text:p text:style-name="P38"><text:span text:style-name="T8">$ git diff </text:span><text:span text:style-name="T57">&lt;</text:span><text:span text:style-name="T58">commit id</text:span><text:span text:style-name="T57">&gt; </text:span><text:span text:style-name="T51">&lt;file&gt;</text:span></text:p>
      <text:p text:style-name="P39"><text:span text:style-name="T59">这个对比是在本次修改和某次提交之间进行的</text:span><text:span text:style-name="T60">。</text:span></text:p>
      <text:p text:style-name="P4"><text:span text:style-name="T120">9、</text:span><text:span text:style-name="T8">查看提交信息——</text:span></text:p>
      <text:p text:style-name="P40"><text:span text:style-name="T8">$ git </text:span><text:span text:style-name="T51">log</text:span></text:p>
      <text:p text:style-name="P40"><text:span text:style-name="T51">显示所有的提交记录</text:span><text:span text:style-name="T61">，包括commit id</text:span><text:span text:style-name="T62">、提交者、提交时间、注释。</text:span></text:p>
      <text:p text:style-name="P41"><text:span text:style-name="T8">$ git </text:span><text:span text:style-name="T51">log </text:span><text:span text:style-name="T63">--pretty=oneline</text:span></text:p>
      <text:p text:style-name="P42"><text:span text:style-name="T64">“--pretty=oneline”参数的好处是在一行上显示每次的提交记录</text:span><text:span text:style-name="T65">，包括commit id、注释。</text:span></text:p>
      <text:p text:style-name="P43"><text:span text:style-name="T8">$ git </text:span><text:span text:style-name="T51">log </text:span><text:span text:style-name="T66">--abbrev-commit</text:span></text:p>
      <text:p text:style-name="P44"><text:soft-page-break/><text:span text:style-name="T64">commit id是一个很长的字符串</text:span><text:span text:style-name="T68">，用起来可能不太方面</text:span><text:span text:style-name="T69">，</text:span><text:span text:style-name="T64">“</text:span><text:span text:style-name="T66">--abbrev-commit</text:span><text:span text:style-name="T64">”参数</text:span><text:span text:style-name="T67">只显示id的前七位</text:span><text:span text:style-name="T69">，通常情况下</text:span><text:span text:style-name="T67">前七位就够用了</text:span><text:span text:style-name="T70">。</text:span></text:p>
      <text:p text:style-name="P45"><text:span text:style-name="T8">$ git </text:span><text:span text:style-name="T51">log </text:span><text:span text:style-name="T63">--graph</text:span></text:p>
      <text:p text:style-name="P46"><text:span text:style-name="T71">“--graph”参数在屏幕左边显示每次提交之间的关系</text:span><text:span text:style-name="T72">。</text:span></text:p>
      <text:p text:style-name="P47"><text:span text:style-name="T8">$ git ref</text:span><text:span text:style-name="T51">log</text:span></text:p>
      <text:p text:style-name="P48"><text:span text:style-name="T73">“reflog”与</text:span><text:span text:style-name="T74">“log”不同</text:span><text:span text:style-name="T75">。</text:span></text:p>
      <text:p text:style-name="P7"><text:span text:style-name="T121">10、</text:span><text:span text:style-name="T9">从暂存区删除文件——</text:span></text:p>
      <text:p text:style-name="P49"><text:span text:style-name="T8">$ git </text:span><text:span text:style-name="T9">rm </text:span><text:span text:style-name="T76">&lt;file&gt;</text:span></text:p>
      <text:p text:style-name="P64">从暂存区删除一个文件，在工作目录没有备份。</text:p>
      <text:p text:style-name="P49"><text:span text:style-name="T8">$ git </text:span><text:span text:style-name="T9">rm </text:span><text:span text:style-name="T76">&lt;file&gt; </text:span><text:span text:style-name="T77">-f</text:span></text:p>
      <text:p text:style-name="P65">从暂存区删除一个文件，在工作目录没有备份。</text:p>
      <text:p text:style-name="P49"><text:span text:style-name="T8">$ git </text:span><text:span text:style-name="T9">rm </text:span><text:span text:style-name="T76">&lt;file&gt; </text:span><text:span text:style-name="T78">-cached</text:span></text:p>
      <text:p text:style-name="P65">从暂存区删除一个文件，在工作目录留有备份。</text:p>
      <text:p text:style-name="P7"><text:span text:style-name="T122">11、</text:span><text:span text:style-name="T9">远程仓库</text:span><text:span text:style-name="T83">（GitHub）</text:span><text:span text:style-name="T9">——</text:span></text:p>
      <text:p text:style-name="P16"><text:span text:style-name="T9">首先</text:span><text:span text:style-name="T79">，在本地创建ssh key，命令如下：</text:span></text:p>
      <text:p text:style-name="P66">$ ssh-keygen -t rsa -C “your email address”</text:p>
      <text:p text:style-name="P50"><text:span text:style-name="T6">创建成功后</text:span><text:span text:style-name="T80">，在用户主目录的</text:span><text:span text:style-name="T81">“.ssh”目录下可以找到“id_</text:span><text:span text:style-name="T82">rsa</text:span><text:span text:style-name="T81">”私钥和“id_</text:span><text:span text:style-name="T82">rsa.pub</text:span><text:span text:style-name="T81">”公钥。</text:span></text:p>
      <text:p text:style-name="P51"><text:span text:style-name="T6">然后添加</text:span><text:span text:style-name="T81">“id_</text:span><text:span text:style-name="T82">rsa.pub</text:span><text:span text:style-name="T81">”</text:span><text:span text:style-name="T84">中的内容</text:span><text:span text:style-name="T6">到GitHub上</text:span><text:span text:style-name="T85">，登陆GitHub，在</text:span><text:span text:style-name="T86">“Settings”选项里找到“SSH Keys”，</text:span><text:span text:style-name="T88">根据页面提示完成公钥添加</text:span><text:span text:style-name="T87">。</text:span></text:p>
      <text:p text:style-name="P52"><text:span text:style-name="T6">接着在</text:span><text:span text:style-name="T89">GitHub上创建一个仓库</text:span><text:span text:style-name="T90">，点击几个按钮就可以完成。</text:span></text:p>
      <text:p text:style-name="P52"><text:span text:style-name="T91">（例如</text:span><text:span text:style-name="T92">，</text:span><text:span text:style-name="T91">我的GitHub账户名为naturEarth</text:span><text:span text:style-name="T93">，创建了hellogit和gittest两个仓库用于练习</text:span><text:span text:style-name="T91">）</text:span></text:p>
      <text:p text:style-name="P3"><text:span text:style-name="T123">11.1</text:span><text:span text:style-name="T6">关联本地仓库与远程仓库hellogit</text:span><text:span text:style-name="T94">：</text:span></text:p>
      <text:p text:style-name="P53"><text:span text:style-name="T95">$ git remote add origin </text:span><text:a xlink:type="simple" xlink:href="mailto:git@github.com"><text:span text:style-name="T95">git@github.com</text:span></text:a><text:span text:style-name="T95">:naturEarth/hellogit.git</text:span></text:p>
      <text:p text:style-name="P53"><text:span text:style-name="T96">添加远程仓库，“</text:span><text:span text:style-name="T95">origin</text:span><text:span text:style-name="T96">”是远程仓库的名字，默认这个名字，也可以是其它的名字。</text:span></text:p>
      <text:p text:style-name="P14"><text:span text:style-name="T6">推送本地仓库的内容到远程仓库</text:span><text:span text:style-name="T97">：</text:span></text:p>
      <text:p text:style-name="P67">$ git push -u origin master</text:p>
      <text:p text:style-name="P54"><text:span text:style-name="T99">“master”是本地的分支，</text:span><text:span text:style-name="T100">“-u”等同于</text:span><text:span text:style-name="T101">“--set-upstream”</text:span><text:span text:style-name="T102">，不但会把本地的</text:span><text:span text:style-name="T103">“master”分支内容推送到远程新的“master”分支，还会把本地的“master”分支和远程新的“master”分支关联起来，在以后的推送或者拉取时就可以简化命令。推送成功后，可以立刻在GitHub页面上看到远程库的内容已经和本地一模一样，从现在起</text:span><text:span text:style-name="T104">，只要本地作了提交，就可以通过如下命令推送：</text:span></text:p>
      <text:p text:style-name="P68">$ git push origin master</text:p>
      <text:p text:style-name="P9"><text:span text:style-name="T124">11.</text:span><text:span text:style-name="T105">2克隆远程仓库gittest到本地</text:span><text:span text:style-name="T106">：</text:span></text:p>
      <text:p text:style-name="P55"><text:span text:style-name="T107">$ git clone </text:span><text:a xlink:type="simple" xlink:href="mailto:git@github.com"><text:span text:style-name="T107">git@github.com</text:span></text:a><text:span text:style-name="T107">:naturEarth/gittest.git</text:span></text:p>
      <text:p text:style-name="P56"><text:span text:style-name="T108">克隆成功后，本地就多了一个gittest目录</text:span><text:span text:style-name="T109">，cd进这个目录就可以看到和远程仓库一样的东西</text:span><text:span text:style-name="T110">。</text:span></text:p>
      <text:p text:style-name="P10">12、多分支管理——</text:p>
      <text:p text:style-name="P71"><text:span text:style-name="T98">$ git</text:span><text:span text:style-name="T125"> </text:span><text:span text:style-name="T130">branch</text:span></text:p>
      <text:p text:style-name="P98">查看分支。</text:p>
      <text:p text:style-name="P72"><text:soft-page-break/><text:span text:style-name="T98">$ git</text:span><text:span text:style-name="T125"> </text:span><text:span text:style-name="T130">branch </text:span><text:span text:style-name="T131">&lt;name&gt;</text:span></text:p>
      <text:p text:style-name="P70">创建分支。</text:p>
      <text:p text:style-name="P73"><text:span text:style-name="T98">$ git</text:span><text:span text:style-name="T125"> checkout</text:span><text:span text:style-name="T130"> </text:span><text:span text:style-name="T131">&lt;name&gt;</text:span></text:p>
      <text:p text:style-name="P70">切换分支。</text:p>
      <text:p text:style-name="P74"><text:span text:style-name="T98">$ git</text:span><text:span text:style-name="T125"> checkout</text:span><text:span text:style-name="T130"> </text:span><text:span text:style-name="T132">-b </text:span><text:span text:style-name="T131">&lt;name&gt;</text:span></text:p>
      <text:p text:style-name="P70">创建并切换分支。</text:p>
      <text:p text:style-name="P75"><text:span text:style-name="T98">$ git</text:span><text:span text:style-name="T125"> merge</text:span><text:span text:style-name="T130"> </text:span><text:span text:style-name="T131">&lt;name&gt;</text:span></text:p>
      <text:p text:style-name="P75">合并某分支到当前分支，默认为fast<text:span text:style-name="T137">-forward策略</text:span>。</text:p>
      <text:p text:style-name="P78"><text:span text:style-name="T98">$ git</text:span><text:span text:style-name="T125"> merge</text:span><text:span text:style-name="T130"> </text:span><text:span text:style-name="T136">--</text:span><text:span text:style-name="T135">no-ff -m “comment”</text:span><text:span text:style-name="T131">&lt;name&gt;</text:span></text:p>
      <text:p text:style-name="P78">合并某分支到当前分支，使用recursive策略，merge时会产生一个新的commit id，所以加了注释。</text:p>
      <text:p text:style-name="P100">注意：在合并分支时，有可能会产生冲突，这是因为多个分支同时修改了某个文件导致的，这时候只要手动修改产生冲突的文件然后重新提交即可。</text:p>
      <text:p text:style-name="P76"><text:span text:style-name="T98">$ git</text:span><text:span text:style-name="T125"> branch </text:span><text:span text:style-name="T133">-d</text:span><text:span text:style-name="T130"> </text:span><text:span text:style-name="T131">&lt;name&gt;</text:span></text:p>
      <text:p text:style-name="P76">删除分支。</text:p>
      <text:p text:style-name="P77"><text:span text:style-name="T98">$ git</text:span><text:span text:style-name="T125"> branch </text:span><text:span text:style-name="T133">-D</text:span><text:span text:style-name="T130"> </text:span><text:span text:style-name="T131">&lt;name&gt;</text:span></text:p>
      <text:p text:style-name="P70">如果在被删除的分支上提交了东西却没有merge到当前分支，用“<text:span text:style-name="T134">-d</text:span>”参数删除是会失败的，这时就要用到“<text:span text:style-name="T134">-D</text:span>”参数了，忽略被删除分支上的提交。</text:p>
      <text:p text:style-name="P110">13、远程仓库及多分支——</text:p>
      <text:p text:style-name="P69">$ git remote</text:p>
      <text:p text:style-name="P94"><text:span text:style-name="T110">查看远程仓库</text:span><text:span text:style-name="T126">的名字</text:span><text:span text:style-name="T127">。</text:span></text:p>
      <text:p text:style-name="P94"><text:span text:style-name="T98">$ git remote </text:span><text:span text:style-name="T125">-v</text:span></text:p>
      <text:p text:style-name="P79"><text:span text:style-name="T129">“-v”即“--verbose”，</text:span><text:span text:style-name="T110">查看远程仓库的</text:span><text:span text:style-name="T126">名字及url</text:span><text:span text:style-name="T128">。</text:span></text:p>
      <text:p text:style-name="P80"><text:span text:style-name="T98">$ git</text:span><text:span text:style-name="T125"> </text:span><text:span text:style-name="T130">branch </text:span><text:span text:style-name="T139">-r</text:span></text:p>
      <text:p text:style-name="P99">查看远程仓库的分支。</text:p>
      <text:p text:style-name="P81"><text:span text:style-name="T98">$ git</text:span><text:span text:style-name="T125"> checkout</text:span><text:span text:style-name="T130"> </text:span><text:span text:style-name="T132">-b </text:span><text:span text:style-name="T131">&lt;name&gt; origin/</text:span><text:span text:style-name="T144">&lt;</text:span><text:span text:style-name="T131">branch_name</text:span><text:span text:style-name="T144">&gt;</text:span></text:p>
      <text:p text:style-name="P82"><text:span text:style-name="T131">创建并切换分支，同时与远程仓库</text:span><text:span text:style-name="T141">“origin”</text:span><text:span text:style-name="T131">的</text:span><text:span text:style-name="T141">“</text:span><text:span text:style-name="T131">branch_name</text:span><text:span text:style-name="T141">”分支关联起来</text:span><text:span text:style-name="T142">，如果</text:span><text:span text:style-name="T131">远程仓库</text:span><text:span text:style-name="T141">“origin”</text:span><text:span text:style-name="T131">没有</text:span><text:span text:style-name="T141">“</text:span><text:span text:style-name="T131">branch_name</text:span><text:span text:style-name="T141">”分支的话</text:span><text:span text:style-name="T143">，则会创建出来，这样做的目的是方便以后本地仓库和远程仓库的同步</text:span><text:span text:style-name="T144">，如果不这样做的话，在后面的pull或push代码时会有问题，不过这也是有补救措施的，如下命令：</text:span></text:p>
      <text:p text:style-name="P83"><text:span text:style-name="T98">$ git</text:span><text:span text:style-name="T125"> </text:span><text:span text:style-name="T130">branch </text:span><text:span text:style-name="T146">--</text:span><text:span text:style-name="T144">set-upstream &lt;name&gt; origin/</text:span><text:span text:style-name="T145">&lt;</text:span><text:span text:style-name="T144">branch_name</text:span><text:span text:style-name="T145">&gt;</text:span></text:p>
      <text:p text:style-name="P101">在每次push代码到远程仓库时，最好先pull更新下代码，避免冲突：</text:p>
      <text:p text:style-name="P101">$ git pull</text:p>
      <text:p text:style-name="P84"><text:span text:style-name="T147">$ git </text:span><text:span text:style-name="T149">push</text:span><text:span text:style-name="T147"> origin &lt;</text:span><text:span text:style-name="T148">local_branch_</text:span><text:span text:style-name="T147">name&gt;</text:span></text:p>
      <text:p text:style-name="P11"><text:span text:style-name="T138">1</text:span><text:span text:style-name="T140">4</text:span><text:span text:style-name="T138">、stash妙用——</text:span></text:p>
      <text:p text:style-name="P70">“<text:span text:style-name="T150">stash</text:span>”就是清理并保存当前工作现场<text:span text:style-name="T150">，在需要的时候再拿出来用</text:span><text:span text:style-name="T151">。</text:span></text:p>
      <text:p text:style-name="P102">$ git stash</text:p>
      <text:p text:style-name="P86"><text:span text:style-name="T147">清理并保存当前工作现场</text:span><text:span text:style-name="T154">，会产生一个id，形如“stash@{n}”，n是一个具体的数字，从0开始</text:span><text:span text:style-name="T152">。</text:span></text:p>
      <text:p text:style-name="P102"><text:soft-page-break/>$ git stash list</text:p>
      <text:p text:style-name="P85"><text:span text:style-name="T147">查看stash状态</text:span><text:span text:style-name="T153">。</text:span></text:p>
      <text:p text:style-name="P85"><text:span text:style-name="T147">$ git stash pop </text:span><text:span text:style-name="T155">[id]</text:span></text:p>
      <text:p text:style-name="P87"><text:span text:style-name="T156">“id”是可选的，默认是</text:span><text:span text:style-name="T154">“stash@{</text:span><text:span text:style-name="T157">0</text:span><text:span text:style-name="T154">}”</text:span><text:span text:style-name="T158">，pop的意思是把stash列表中与id对应的东西move到工作现场</text:span><text:span text:style-name="T159">，从一个地方移动到另一个地方。</text:span></text:p>
      <text:p text:style-name="P88"><text:span text:style-name="T147">$ git stash apply </text:span><text:span text:style-name="T155">[id]</text:span></text:p>
      <text:p text:style-name="P90"><text:span text:style-name="T156">“id”是可选的，默认是</text:span><text:span text:style-name="T154">“stash@{</text:span><text:span text:style-name="T157">0</text:span><text:span text:style-name="T154">}”</text:span><text:span text:style-name="T158">，</text:span><text:span text:style-name="T147">apply </text:span><text:span text:style-name="T158">的意思是把stash列表中与id对应的东西copy到工作现场</text:span><text:span text:style-name="T159">，从一个地方复制到另一个地方。</text:span></text:p>
      <text:p text:style-name="P89"><text:span text:style-name="T147">$ git stash drop </text:span><text:span text:style-name="T155">[id]</text:span></text:p>
      <text:p text:style-name="P91"><text:span text:style-name="T156">“id”是可选的，默认是</text:span><text:span text:style-name="T154">“stash@{</text:span><text:span text:style-name="T157">0</text:span><text:span text:style-name="T154">}”</text:span><text:span text:style-name="T158">，</text:span><text:span text:style-name="T147">drop </text:span><text:span text:style-name="T158">的意思是把stash列表中与id对应的东西直接delete</text:span><text:span text:style-name="T159">。</text:span></text:p>
      <text:p text:style-name="P92"><text:span text:style-name="T147">$ git stash show </text:span><text:span text:style-name="T155">[id]</text:span></text:p>
      <text:p text:style-name="P93"><text:span text:style-name="T156">“id”是可选的，默认是</text:span><text:span text:style-name="T154">“stash@{</text:span><text:span text:style-name="T157">0</text:span><text:span text:style-name="T154">}”</text:span><text:span text:style-name="T158">， </text:span><text:span text:style-name="T147">show </text:span><text:span text:style-name="T158">的意思是把stash列表中与id对应的东西show出来</text:span><text:span text:style-name="T160">，查看具体内容</text:span><text:span text:style-name="T159">。</text:span></text:p>
      <text:p text:style-name="P102">$ git stash clear</text:p>
      <text:p text:style-name="P57">清空stash列表<text:span text:style-name="T161">，慎用这个命令。</text:span></text:p>
      <text:p text:style-name="P111">15、忽略特殊文件——</text:p>
      <text:p text:style-name="P58"><text:span text:style-name="T164">在Git工作区创建一个特殊的文件</text:span><text:span text:style-name="T165">“.gitignore”，在里面添加要忽略的文件名即可</text:span><text:span text:style-name="T166">。</text:span></text:p>
      <text:p text:style-name="P112">16、Git的图形用户工具——</text:p>
      <text:p text:style-name="P59"><text:span text:style-name="T175">Git管理基本都是在命令行完成的</text:span><text:span text:style-name="T176">，不过也有许多图形用户工具可以使用，如gitk</text:span><text:span text:style-name="T177">、</text:span><text:span text:style-name="T176">gitg，gitk中的“git gui”</text:span><text:span text:style-name="T178">功能类似与“git diff”，但前者更好用、更直观</text:span><text:span text:style-name="T176">。</text:span></text:p>
      <text:p text:style-name="P106"/>
      <text:p text:style-name="P113"><text:span text:style-name="T182">repo——</text:span></text:p>
      <text:p text:style-name="P106">repo是google用python写的调用git仓库的工具，与git不同的是，可以同时管理多个git仓库，先简单介绍几个命令。</text:p>
      <text:p text:style-name="P103">$ repo init <text:span text:style-name="T183">-u </text:span><text:span text:style-name="T184">&lt;url&gt; [OPTIONS]</text:span></text:p>
      <text:p text:style-name="P107"><text:span text:style-name="T185">在当前目录下初始化repo，会在当前目录生成一个.repo目录，url指定远程仓库， </text:span><text:span text:style-name="T184">OPTIONS可以是</text:span><text:span text:style-name="T186">-b、-m等，</text:span><text:span text:style-name="T187">-b指定分支，-m指定.xml文件。</text:span></text:p>
      <text:p text:style-name="P104"><text:span text:style-name="T187">$ repo </text:span><text:span text:style-name="T184">sync</text:span></text:p>
      <text:p text:style-name="P104"><text:span text:style-name="T184">同步代码。</text:span></text:p>
      <text:p text:style-name="P105"><text:span text:style-name="T184">$ repo start </text:span><text:span text:style-name="T188">&lt;branch_name&gt; </text:span><text:span text:style-name="T189">[</text:span><text:span text:style-name="T184">OPTIONS</text:span><text:span text:style-name="T189">]</text:span></text:p>
      <text:p text:style-name="P108">创建分支， <text:span text:style-name="T184">OPTIONS可以是</text:span><text:span text:style-name="T190">--all。</text:span></text:p>
      <text:p text:style-name="P106"/>
      <text:p text:style-name="P57">完结<text:span text:style-name="T162">。</text:span></text:p>
      <text:p text:style-name="P57"><text:span text:style-name="T162">另</text:span><text:span text:style-name="T179">，搭建自己的Git服务器也很简单，可能会用到Gitosis公钥管理工具</text:span><text:span text:style-name="T180">、Gitolite权限管理工具</text:span><text:span text:style-name="T181">，这里就不做过多解释了。</text:span></text:p>
      <text:p text:style-name="P57"><text:span text:style-name="T162">Git详细介绍可参考官网</text:span><text:span text:style-name="T169">：</text:span><text:a xlink:type="simple" xlink:href="http://git-scm.com/"><text:span text:style-name="T169">http://git-scm.com</text:span></text:a></text:p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3-31T09:16:03</meta:creation-date>
    <meta:generator>LibreOffice/4.0.2.2$Linux_X86_64 LibreOffice_project/400m0$Build-2</meta:generator>
    <dc:date>2015-04-08T14:50:14</dc:date>
    <dc:creator>hanjunjie </dc:creator>
    <meta:editing-duration>PT11H48M18S</meta:editing-duration>
    <meta:editing-cycles>438</meta:editing-cycles>
    <meta:document-statistic meta:table-count="0" meta:image-count="0" meta:object-count="0" meta:page-count="5" meta:paragraph-count="156" meta:word-count="2780" meta:character-count="4994" meta:non-whitespace-character-count="4734"/>
  </office:meta>
</office:document-meta>
</file>